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Hola …<text:s/></text:p>
      <text:p text:style-name="Normal"/>
      <text:p text:style-name="Normal">ANAONOANOAOA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419" fo:language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 Antonio Bernal Chahuayo</meta:initial-creator>
    <dc:creator>Luis Antonio Bernal Chahuayo</dc:creator>
    <meta:creation-date>2016-07-27T08:35:00Z</meta:creation-date>
    <dc:date>2016-07-27T08:37:00Z</dc:date>
    <meta:template xlink:href="Normal.dotm" xlink:type="simple"/>
    <meta:editing-cycles>1</meta:editing-cycles>
    <meta:editing-duration>PT60S</meta:editing-duration>
    <meta:document-statistic meta:page-count="1" meta:paragraph-count="1" meta:word-count="3" meta:character-count="23" meta:row-count="1" meta:non-whitespace-character-count="21"/>
  </office:meta>
</office:document-meta>
</file>